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ext_20_body">David W. Agler<text:line-break/>Class or Assignment Name<text:line-break/>Date Submitted</text:p>
      <text:h text:style-name="Heading_20_1" text:outline-level="1"><text:bookmark-start text:name="secondary-source-summary"/>Secondary Source Summary<text:bookmark-end text:name="secondary-source-summary"/></text:h>
      <text:h text:style-name="Heading_20_2" text:outline-level="2"><text:bookmark-start text:name="secondary-source"/>Secondary Source<text:bookmark-end text:name="secondary-source"/></text:h>
      <text:p text:style-name="First_20_paragraph">Stango, M. &amp; Agler, D. W. (2017). Human body, enhancement, and the missing technomoral virtue. <text:span text:style-name="T1">Sociología y tecnociencia</text:span>, 8(1), 43-59.</text:p>
      <text:h text:style-name="Heading_20_2" text:outline-level="2"><text:bookmark-start text:name="main-claim"/>Main Claim<text:bookmark-end text:name="main-claim"/></text:h>
      <text:p text:style-name="First_20_paragraph">The main claim of this essay is . . .</text:p>
      <text:h text:style-name="Heading_20_2" text:outline-level="2"><text:bookmark-start text:name="key-points"/>Key Points<text:bookmark-end text:name="key-points"/></text:h>
      <text:p text:style-name="First_20_paragraph">The essay makes five key points.</text:p>
      <text:list text:style-name="L1">
        <text:list-item>
          <text:p text:style-name="P1">The first point is that . . .</text:p>
        </text:list-item>
        <text:list-item>
          <text:p text:style-name="P1">The second point is that . . .</text:p>
        </text:list-item>
        <text:list-item>
          <text:p text:style-name="P1">The third point is that . . .</text:p>
        </text:list-item>
        <text:list-item>
          <text:p text:style-name="P1">The fourth point is that . . .</text:p>
        </text:list-item>
        <text:list-item>
          <text:p text:style-name="P1">The fifth point is that . . .</text:p>
        </text:list-item>
      </text:list>
      <text:h text:style-name="Heading_20_2" text:outline-level="2"><text:bookmark-start text:name="organization"/>Organization<text:bookmark-end text:name="organization"/></text:h>
      <text:p text:style-name="First_20_paragraph">The essay is organized into three sections. The first section introduces topic X and the author states thesis Y. The second section outlines previous research on topic X and points out one key shortcoming of this research. The third section then returns to the main claim of the essay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.1</meta:generator>
    <dc:title/>
    <dc:description/>
    <dc:subject/>
    <meta:keyword/>
    <meta:initial-creator/>
    <dc:creator/>
    <meta:creation-date>2025-02-07T20:12:48Z</meta:creation-date>
    <dc:date>2025-02-07T20:12:48Z</dc:date>
    <meta:user-defined meta:name="colorlinks" meta:value-type="string">True</meta:user-defined>
  </office:meta>
</office:document-meta>
</file>